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2cc3" officeooo:paragraph-rsid="00012cc3"/>
    </style:style>
    <style:style style:name="P2" style:family="paragraph" style:parent-style-name="Standard">
      <style:text-properties fo:font-size="10pt" officeooo:rsid="00012cc3" officeooo:paragraph-rsid="00012cc3"/>
    </style:style>
    <style:style style:name="P3" style:family="paragraph" style:parent-style-name="Standard">
      <style:text-properties fo:font-size="10pt" officeooo:rsid="0015584d" officeooo:paragraph-rsid="0015584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ca06"/>
    </style:style>
    <style:style style:name="T3" style:family="text">
      <style:text-properties officeooo:rsid="001a1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 examen</text:p>
      <text:p text:style-name="P1"/>
      <text:p text:style-name="P2">Actividad 1 esta en el archivo “actividad1.xsd”</text:p>
      <text:p text:style-name="P2"/>
      <text:p text:style-name="P2"/>
      <text:p text:style-name="P2">Actividad 2, en el archivo “actividad2.xsl” he escrito las sentencias con las que se puede filtrar en contenido del xml del </text:p>
      <text:p text:style-name="P2">anunciado, pero me falta me falta unirlas en una especie de variable para recoger datos que necesarios..</text:p>
      <text:p text:style-name="P2"/>
      <text:p text:style-name="P2">Actividad3, <text:span text:style-name="T2">esta en archivos “actividad3.xsl”, “actividad3.html”, “style.css”</text:span></text:p>
      <text:p text:style-name="P2"/>
      <text:p text:style-name="P3">Actividad4 <text:span text:style-name="T3">esta en archivos “actividad4-a.xq”, “actividad4-b.xq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6:15:37.511000000</meta:creation-date>
    <dc:date>2024-05-28T17:43:35.796000000</dc:date>
    <meta:editing-duration>PT1H27M58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6" meta:word-count="61" meta:character-count="440" meta:non-whitespace-character-count="384"/>
  </office:meta>
</office:document-meta>
</file>